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cement Store API</text:p>
      <text:p text:style-name="Standard"/>
      <text:p text:style-name="Standard">PlacementStore implements PlacementStoreInf</text:p>
      <text:p text:style-name="Standard">- stores placements from class Placement</text:p>
      <text:p text:style-name="Standard">Methods</text:p>
      <text:p text:style-name="Standard">1. public void viewPlacements() - prints out all existing placements</text:p>
      <text:p text:style-name="Standard">2. public Placement addPlacement( Placement p ) - add new placement; return placement added if successful, otherwise Null.</text:p>
      <text:p text:style-name="Standard"><text:tab/>Parameter: Placement p</text:p>
      <text:p text:style-name="Standard">3. public Placement removePlacement( int id ) - removes existing placement; return placement removed if successful , otherwise Null.</text:p>
      <text:p text:style-name="Standard"><text:tab/>Parameter: int id</text:p>
      <text:p text:style-name="Standard">4. public Placement editPlacement( Placement p ) - edits existing placement; return placement edited if successful, Null otherwise.</text:p>
      <text:p text:style-name="Standard"><text:tab/>Parameter: Placement p</text:p>
      <text:p text:style-name="Standard"/>
      <text:p text:style-name="Standard"/>
      <text:p text:style-name="Standard">Class Placement</text:p>
      <text:p text:style-name="Standard">- contains details about the internship including the student taking and role involved.</text:p>
      <text:p text:style-name="Standard">Methods</text:p>
      <text:p text:style-name="Standard">1. public Placement( Role role, Student student, Manager , String contact, Status status ) - constructor</text:p>
      <text:p text:style-name="Standard"><text:tab/>Parameters: Role role</text:p>
      <text:p text:style-name="Standard"><text:tab/><text:tab/> <text:s text:c="7"/>Student student</text:p>
      <text:p text:style-name="Standard"><text:tab/><text:tab/> <text:s text:c="7"/>Manager</text:p>
      <text:p text:style-name="Standard"><text:tab/><text:tab/> <text:s text:c="7"/>String contact</text:p>
      <text:p text:style-name="Standard"><text:tab/><text:tab/> <text:s text:c="7"/>Status status</text:p>
      <text:p text:style-name="Standard">2. public Role getRole() - returns Role of placement if exists, Null otherwise</text:p>
      <text:p text:style-name="Standard">3. public Student getStudent() – returns Student secured the placement , Null otherwise</text:p>
      <text:p text:style-name="Standard">4. public … getManager() - returns ….</text:p>
      <text:p text:style-name="Standard">5. public String getContact() - returns contact details, if exists, Null otherwise.</text:p>
      <text:p text:style-name="Standard">6. public Status getStatus() - returns the status of a particular placement (value can be either APPROVED OR REJECTED)</text:p>
      <text:p text:style-name="Standard">7. public void setRole(Role r) - sets role to placement.</text:p>
      <text:p text:style-name="Standard"><text:tab/>Parameter: Role r</text:p>
      <text:p text:style-name="Standard">8. public void setStudent(Student s) - sets Student to placement.</text:p>
      <text:p text:style-name="Standard"><text:tab/>Parameter: Student s</text:p>
      <text:p text:style-name="Standard">9. public void setManager(.. m) - sets manager of placement.</text:p>
      <text:p text:style-name="Standard"><text:tab/>Parameter: m ..</text:p>
      <text:p text:style-name="Standard">10. public void setContact(String con) – sets contact details of placement.</text:p>
      <text:p text:style-name="Standard"><text:tab/>Parameter: String con</text:p>
      <text:p text:style-name="Standard">11. public void setStatus(Status s) – sets status of a particular placement (value can be either APPROVED OR REJECTE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0:25:58</meta:creation-date>
    <dc:date>2013-01-30T11:23:55.75</dc:date>
    <meta:editing-duration>PT10H34M19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1" meta:paragraph-count="34" meta:word-count="265" meta:character-count="1804"/>
  </office:meta>
</office:document-meta>
</file>